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3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1" style:family="table-row">
      <style:table-row-properties style:min-row-height="0.529cm" style:use-optimal-row-height="false"/>
    </style:style>
    <style:style style:name="Tabela4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4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A6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ela6" style:family="table">
      <style:table-properties style:width="16.589cm" fo:margin-left="-0.203cm" table:align="left"/>
    </style:style>
    <style:style style:name="Tabela6.A" style:family="table-column">
      <style:table-column-properties style:column-width="6.006cm"/>
    </style:style>
    <style:style style:name="Tabela6.B" style:family="table-column">
      <style:table-column-properties style:column-width="2.487cm"/>
    </style:style>
    <style:style style:name="Tabela6.C" style:family="table-column">
      <style:table-column-properties style:column-width="3.519cm"/>
    </style:style>
    <style:style style:name="Tabela6.D" style:family="table-column">
      <style:table-column-properties style:column-width="4.577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6.943cm"/>
    </style:style>
    <style:style style:name="Tabela7.B" style:family="table-column">
      <style:table-column-properties style:column-width="2cm"/>
    </style:style>
    <style:style style:name="Tabela7.C" style:family="table-column">
      <style:table-column-properties style:column-width="5.027cm"/>
    </style:style>
    <style:style style:name="Tabela7.1" style:family="table-row">
      <style:table-row-properties style:min-row-height="0.529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4.949cm" fo:margin-left="1.258cm" table:align="left" style:writing-mode="lr-tb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text-properties fo:font-weight="bold" officeooo:paragraph-rsid="000a8044" style:font-name-asian="Times New Roman" style:font-weight-asian="bold" style:font-name-complex="Times New Roman" style:font-weight-complex="bold"/>
    </style:style>
    <style:style style:name="P2" style:family="paragraph" style:parent-style-name="Normal">
      <style:text-properties style:font-name-asian="Times New Roman" style:font-name-complex="Times New Roman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paragraph-properties fo:line-height="107%"/>
      <style:text-properties fo:language="en" fo:country="US"/>
    </style:style>
    <style:style style:name="P5" style:family="paragraph" style:parent-style-name="Normal">
      <style:text-properties fo:language="en" fo:country="US" officeooo:paragraph-rsid="000aae06"/>
    </style:style>
    <style:style style:name="P6" style:family="paragraph" style:parent-style-name="Normal">
      <style:paragraph-properties fo:line-height="107%"/>
      <style:text-properties officeooo:rsid="000aae06" officeooo:paragraph-rsid="000aae06"/>
    </style:style>
    <style:style style:name="P7" style:family="paragraph" style:parent-style-name="Normal">
      <style:text-properties officeooo:paragraph-rsid="000aae06"/>
    </style:style>
    <style:style style:name="P8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Standard">
      <style:paragraph-properties fo:margin-left="0cm" fo:margin-right="0.635cm" fo:text-indent="0cm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Normal">
      <style:paragraph-properties fo:margin-left="0cm" fo:margin-right="0cm" fo:line-height="107%" fo:text-align="justify" style:justify-single-word="false" fo:text-indent="1.27cm" style:auto-text-indent="false"/>
      <style:text-properties style:font-name-asian="Times New Roman" style:font-name-complex="Times New Roman"/>
    </style:style>
    <style:style style:name="P13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style:font-name-asian="Times New Roman" style:font-name-complex="Times New Roman"/>
    </style:style>
    <style:style style:name="P14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fo:language="en" fo:country="US" officeooo:rsid="000aae06" officeooo:paragraph-rsid="000aae06" style:font-name-asian="Times New Roman" style:font-size-asian="12pt" style:font-name-complex="Times New Roman" style:font-size-complex="12pt"/>
    </style:style>
    <style:style style:name="P17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InfoBlue"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2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6b273" officeooo:paragraph-rsid="0016b273" style:font-size-asian="12pt" style:font-size-complex="12pt"/>
    </style:style>
    <style:style style:name="P26" style:family="paragraph" style:parent-style-name="Heading_20_1" style:list-style-name="">
      <style:text-properties style:font-size-complex="12pt"/>
    </style:style>
    <style:style style:name="P27" style:family="paragraph" style:parent-style-name="Heading_20_1" style:list-style-name="">
      <style:paragraph-properties fo:text-align="justify" style:justify-single-word="false"/>
      <style:text-properties style:font-name="Times New Roman" style:font-name-complex="Times New Roman" style:font-size-complex="12pt"/>
    </style:style>
    <style:style style:name="P28" style:family="paragraph" style:parent-style-name="Heading_20_2" style:list-style-name=""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Heading_20_2" style:list-style-name="">
      <style:text-properties fo:font-size="12pt" style:font-size-asian="12pt" style:font-size-complex="12pt"/>
    </style:style>
    <style:style style:name="P30" style:family="paragraph" style:parent-style-name="Heading_20_2" style:list-style-name="">
      <style:text-properties fo:font-size="12pt" officeooo:paragraph-rsid="00119b3d" style:font-size-asian="12pt" style:font-size-complex="12pt"/>
    </style:style>
    <style:style style:name="P31" style:family="paragraph" style:parent-style-name="InfoBlue">
      <style:text-properties fo:font-size="12pt" officeooo:paragraph-rsid="00119b3d" style:font-size-asian="12pt" style:font-size-complex="12pt"/>
    </style:style>
    <style:style style:name="P32" style:family="paragraph" style:parent-style-name="Normal">
      <style:paragraph-properties fo:line-height="107%"/>
      <style:text-properties fo:language="en" fo:country="US" officeooo:paragraph-rsid="00119b3d"/>
    </style:style>
    <style:style style:name="P33" style:family="paragraph" style:parent-style-name="Normal">
      <style:paragraph-properties fo:line-height="107%"/>
      <style:text-properties fo:language="en" fo:country="US" officeooo:rsid="000e3e1c" officeooo:paragraph-rsid="00119b3d"/>
    </style:style>
    <style:style style:name="P34" style:family="paragraph" style:parent-style-name="Normal">
      <style:paragraph-properties fo:line-height="107%"/>
      <style:text-properties fo:language="en" fo:country="US" officeooo:rsid="0010d603" officeooo:paragraph-rsid="00119b3d"/>
    </style:style>
    <style:style style:name="P35" style:family="paragraph" style:parent-style-name="Normal" style:master-page-name="MP0">
      <style:paragraph-properties style:page-number="auto" fo:break-before="page"/>
      <style:text-properties fo:font-weight="bold" style:font-name-asian="Times New Roman" style:font-weight-asian="bold" style:font-name-complex="Times New Roman" style:font-weight-complex="bold"/>
    </style:style>
    <style:style style:name="P36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rsid="00125fc8" officeooo:paragraph-rsid="00125fc8"/>
    </style:style>
    <style:style style:name="P37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38" style:family="paragraph" style:parent-style-name="Parágrafo_20_da_20_Lista" style:list-style-name="L1">
      <style:text-properties fo:font-weight="bold" style:font-name-asian="Times New Roman" style:font-weight-asian="bold" style:font-name-complex="Times New Roman" style:font-weight-complex="bold"/>
    </style:style>
    <style:style style:name="P39" style:family="paragraph" style:parent-style-name="Parágrafo_20_da_20_Lista" style:list-style-name="L1">
      <style:paragraph-properties fo:margin-top="0.423cm" fo:margin-bottom="0.423cm" style:contextual-spacing="false"/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P40" style:family="paragraph" style:parent-style-name="Standard">
      <style:text-properties fo:font-size="10pt" fo:language="en" fo:country="US" fo:font-weight="bold" officeooo:rsid="000e3e1c" officeooo:paragraph-rsid="00119b3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>
      <style:text-properties fo:font-size="12pt" officeooo:paragraph-rsid="00119b3d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en" fo:country="US" officeooo:rsid="000cab10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T4" style:family="text">
      <style:text-properties style:font-name="Symbo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en" fo:country="US" officeooo:rsid="000aae06"/>
    </style:style>
    <style:style style:name="T8" style:family="text">
      <style:text-properties style:use-window-font-color="true" loext:opacity="0%" style:font-name="Times New Roman" fo:font-size="12pt" fo:font-style="normal" style:font-name-asian="SimSun" style:font-size-asian="12pt" style:font-style-asian="normal" style:font-name-complex="Arial" style:font-size-complex="12pt"/>
    </style:style>
    <style:style style:name="T9" style:family="text">
      <style:text-properties style:use-window-font-color="true" loext:opacity="0%" style:font-name="Times New Roman" fo:font-size="12pt" fo:font-style="normal" officeooo:rsid="000a8044" style:font-name-asian="SimSun" style:font-size-asian="12pt" style:font-style-asian="normal" style:font-name-complex="Arial" style:font-size-complex="12pt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officeooo:rsid="00125fc8" style:font-name-asian="Times New Roman" style:font-name-complex="Times New Roman"/>
    </style:style>
    <style:style style:name="T12" style:family="text">
      <style:text-properties officeooo:rsid="0012c1c8" style:font-name-asian="Times New Roman" style:font-name-complex="Times New Roman"/>
    </style:style>
    <style:style style:name="T13" style:family="text">
      <style:text-properties officeooo:rsid="00137f57" style:font-name-asian="Times New Roman" style:font-name-complex="Times New Roman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US" officeooo:rsid="000aae06" style:font-name-asian="Times New Roman" style:font-size-asian="12pt" style:font-name-complex="Times New Roman" style:font-size-complex="12pt"/>
    </style:style>
    <style:style style:name="T17" style:family="text">
      <style:text-properties officeooo:rsid="0004fc44"/>
    </style:style>
    <style:style style:name="T18" style:family="text">
      <style:text-properties officeooo:rsid="00090d0c"/>
    </style:style>
    <style:style style:name="T19" style:family="text">
      <style:text-properties officeooo:rsid="000a8044"/>
    </style:style>
    <style:style style:name="T20" style:family="text">
      <style:text-properties officeooo:rsid="000aae06"/>
    </style:style>
    <style:style style:name="T21" style:family="text">
      <style:text-properties officeooo:rsid="000be994"/>
    </style:style>
    <style:style style:name="T22" style:family="text">
      <style:text-properties officeooo:rsid="000f5a9f"/>
    </style:style>
    <style:style style:name="T23" style:family="text">
      <style:text-properties officeooo:rsid="0010d603"/>
    </style:style>
    <style:style style:name="T24" style:family="text">
      <style:text-properties officeooo:rsid="0012c1c8"/>
    </style:style>
    <style:style style:name="T25" style:family="text">
      <style:text-properties officeooo:rsid="00137f57"/>
    </style:style>
    <style:style style:name="T26" style:family="text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HubGourmet – Sistema de Gestão de Eventos Gastronômicos</text:p>
      <text:p text:style-name="P2"/>
      <text:list xml:id="list3336060588" text:style-name="L1">
        <text:list-item>
          <text:p text:style-name="P38">VISÃO</text:p>
        </text:list-item>
      </text:list>
      <text:list xml:id="list153301703661781" text:style-name="L1">
        <text:list-item>
          <text:p text:style-name="P39">INTRODUÇÃO</text:p>
        </text:list-item>
      </text:list>
      <text:p text:style-name="P12">O <text:span text:style-name="T17">presente projeto de desenvolvimento de </text:span>software <text:span text:style-name="T17">busca criar um produto para a realização de feiras gastronômicas, possibilitando a sua gestão, e dando suporte à sua divulgação. </text:span><text:span text:style-name="T18">O produto pretende </text:span><text:span text:style-name="T17">atender as principais demandas de organizadores, </text:span>expositores, <text:span text:style-name="T17">patrocinadores, parceiros, fornecedores, </text:span>visitantes, <text:span text:style-name="T17">equipes de apoio, colaboradores e fiscalizadores, </text:span><text:span text:style-name="T18">todas de forma integrada, </text:span><text:span text:style-name="T17">permitindo que esses </text:span><text:span text:style-name="T18">participantes </text:span><text:span text:style-name="T17">possam realizar suas </text:span>atividades de forma eficiente, segura e intuitiva.</text:p>
      <text:p text:style-name="P13"/>
      <text:h text:style-name="P27" text:outline-level="1">Posicionamento</text:h>
      <text:h text:style-name="P28" text:outline-level="2">Declaração do problema</text:h>
      <text:p text:style-name="P2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O problema de</text:p>
          </table:table-cell>
          <table:table-cell table:style-name="Tabela3.B1" office:value-type="string">
            <text:p text:style-name="P3">Ausência de <text:span text:style-name="T18">produtos de software adequados para atender as demandas de feiras gastronômicas </text:span><text:span text:style-name="T19">e que atenda características da realidade brasileira</text:span>.</text:p>
          </table:table-cell>
        </table:table-row>
        <table:table-row table:style-name="Tabela3.1">
          <table:table-cell table:style-name="Tabela3.A2" office:value-type="string">
            <text:p text:style-name="P15">Afeta</text:p>
          </table:table-cell>
          <table:table-cell table:style-name="Tabela3.B2" office:value-type="string">
            <text:p text:style-name="InfoBlue"><text:span text:style-name="Fonte_20_parág._20_padrão"><text:span text:style-name="T8">Organizadores, expositore</text:span></text:span><text:span text:style-name="Fonte_20_parág._20_padrão"><text:span text:style-name="T9">s,</text:span></text:span><text:span text:style-name="Fonte_20_parág._20_padrão"><text:span text:style-name="T8"> </text:span></text:span><text:span text:style-name="Fonte_20_parág._20_padrão"><text:span text:style-name="T9">patrocinadores, fornecedores, colaboradores, fiscalizadores e visitantes</text:span></text:span><text:span text:style-name="Fonte_20_parág._20_padrão"><text:span text:style-name="T8">clientes.</text:span></text:span></text:p>
          </table:table-cell>
        </table:table-row>
        <table:table-row table:style-name="Tabela3.1">
          <table:table-cell table:style-name="Tabela3.A2" office:value-type="string">
            <text:p text:style-name="P15">cujo impacto é</text:p>
          </table:table-cell>
          <table:table-cell table:style-name="Tabela3.B3" office:value-type="string">
            <text:p text:style-name="P6">Dificuldade de organização de eventos gastronômicos, gerando perdas, prejuízos e despercídios.</text:p>
          </table:table-cell>
        </table:table-row>
        <table:table-row table:style-name="Tabela3.1">
          <table:table-cell table:style-name="Tabela3.A2" office:value-type="string">
            <text:p text:style-name="P17">Uma solução bem-sucedida seria</text:p>
          </table:table-cell>
          <table:table-cell table:style-name="Tabela3.B4" office:value-type="string">
            <text:p text:style-name="P6">Maior eficiência de gestão; menos desperdícios; facilidade de comunicação com <text:span text:style-name="T21">os envolvidos</text:span>; <text:span text:style-name="T21">e</text:span> melhor divulgação dos eventos.</text:p>
          </table:table-cell>
        </table:table-row>
      </table:table>
      <text:h text:style-name="P29" text:outline-level="2">Declaração de Posição do Produto</text:h>
      <text:p text:style-name="P1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6">Para</text:p>
          </table:table-cell>
          <table:table-cell table:style-name="Tabela4.B1" office:value-type="string">
            <text:p text:style-name="P4"><text:span text:style-name="T20">o</text:span>rganizadores d<text:span text:style-name="T20">e eventos</text:span></text:p>
          </table:table-cell>
        </table:table-row>
        <table:table-row table:style-name="Tabela4.1">
          <table:table-cell table:style-name="Tabela4.A2" office:value-type="string">
            <text:p text:style-name="P15">Que</text:p>
          </table:table-cell>
          <table:table-cell table:style-name="Tabela4.B2" office:value-type="string">
            <text:p text:style-name="P7"><text:span text:style-name="Fonte_20_parág._20_padrão"><text:span text:style-name="T16">precisam gerir e divulgar feiras gastronomicas</text:span></text:span></text:p>
          </table:table-cell>
        </table:table-row>
        <table:table-row table:style-name="Tabela4.1">
          <table:table-cell table:style-name="Tabela4.A2" office:value-type="string">
            <text:p text:style-name="P15">O HubGourmet</text:p>
          </table:table-cell>
          <table:table-cell table:style-name="Tabela4.B3" office:value-type="string">
            <text:p text:style-name="P5"><text:span text:style-name="Fonte_20_parág._20_padrão"><text:span text:style-name="T20">é um produto de gestão de feiras gastronômicas</text:span></text:span></text:p>
          </table:table-cell>
        </table:table-row>
        <table:table-row table:style-name="Tabela4.1">
          <table:table-cell table:style-name="Tabela4.A2" office:value-type="string">
            <text:p text:style-name="P16">Que</text:p>
          </table:table-cell>
          <table:table-cell table:style-name="Tabela4.B4" office:value-type="string">
            <text:p text:style-name="P5"><text:span text:style-name="Fonte_20_parág._20_padrão"><text:span text:style-name="T20">gerencia tais eventos, realizando as funções e tarefas necessárias e facilita a comunicação dos participantes </text:span></text:span></text:p>
          </table:table-cell>
        </table:table-row>
        <table:table-row table:style-name="Tabela4.1">
          <table:table-cell table:style-name="Tabela4.A2" office:value-type="string">
            <text:p text:style-name="P15">Diferente</text:p>
          </table:table-cell>
          <table:table-cell table:style-name="Tabela4.B5" office:value-type="string">
            <text:p text:style-name="P3"><text:span text:style-name="T20">d</text:span>e planilhas, formulários manuais, redes sociais dispersas e soluções genéricas ou desencontradas de eventos não específicos.</text:p>
          </table:table-cell>
        </table:table-row>
        <table:table-row table:style-name="Tabela4.1">
          <table:table-cell table:style-name="Tabela4.A6" office:value-type="string">
            <text:p text:style-name="P17">Nosso produto</text:p>
          </table:table-cell>
          <table:table-cell table:style-name="Tabela4.B6" office:value-type="string">
            <text:p text:style-name="Normal"><text:span text:style-name="Fonte_20_parág._20_padrão"><text:span text:style-name="T7">o</text:span></text:span><text:span text:style-name="Fonte_20_parág._20_padrão"><text:span text:style-name="T5">ferece uma plataforma integrada que simplifica a gestão do evento, melhora a visibilidade dos </text:span></text:span><text:span text:style-name="Fonte_20_parág._20_padrão"><text:span text:style-name="T7">participantes</text:span></text:span><text:span text:style-name="Fonte_20_parág._20_padrão"><text:span text:style-name="T5"> </text:span></text:span><text:span text:style-name="Fonte_20_parág._20_padrão"><text:span text:style-name="T7">e facilita o comercio</text:span></text:span><text:span text:style-name="Fonte_20_parág._20_padrão"><text:span text:style-name="T5">.</text:span></text:span></text:p>
          </table:table-cell>
        </table:table-row>
      </table:table>
      <text:h text:style-name="P26" text:outline-level="1"><text:soft-page-break/>Descrições das partes interessadas</text:h>
      <text:h text:style-name="P29" text:outline-level="2">Resumo das partes interessadas</text:h>
      <text:p text:style-name="P31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 table:style-name="Tabela5.1">
            <table:table-cell table:style-name="Tabela5.A1" office:value-type="string">
              <text:p text:style-name="P40">Nome</text:p>
            </table:table-cell>
            <table:table-cell table:style-name="Tabela5.A1" office:value-type="string">
              <text:p text:style-name="P40">Descrição</text:p>
            </table:table-cell>
            <table:table-cell table:style-name="Tabela5.C1" office:value-type="string">
              <text:p text:style-name="P40">Responsabilidades</text:p>
            </table:table-cell>
          </table:table-row>
        </table:table-header-rows>
        <table:table-row table:style-name="Tabela5.1">
          <table:table-cell table:style-name="Tabela5.A1" office:value-type="string">
            <text:p text:style-name="P33">Equipe de desenvolvimento</text:p>
          </table:table-cell>
          <table:table-cell table:style-name="Tabela5.A1" office:value-type="string">
            <text:p text:style-name="P33">Inclui desenvolvedores, analistas, arquitetos e demais proficionais do desenvolvimento do projeto</text:p>
          </table:table-cell>
          <table:table-cell table:style-name="Tabela5.C1" office:value-type="string">
            <text:p text:style-name="P33"><text:span text:style-name="T23">Desenvolver o produto</text:span>o; <text:span text:style-name="T23">a</text:span>tend<text:span text:style-name="T23">er</text:span> requisitos; <text:span text:style-name="T23">e</text:span>ntreg<text:span text:style-name="T23">ar produtos</text:span> dentro do prazo; <text:span text:style-name="T23">atualizar e consertar o produto</text:span>.</text:p>
          </table:table-cell>
        </table:table-row>
        <table:table-row table:style-name="Tabela5.1">
          <table:table-cell table:style-name="Tabela5.A3" office:value-type="string">
            <text:p text:style-name="P33">Equipe de suporte</text:p>
          </table:table-cell>
          <table:table-cell table:style-name="Tabela5.A3" office:value-type="string">
            <text:p text:style-name="P33">Inclui tecnicos e especialistas do produto</text:p>
          </table:table-cell>
          <table:table-cell table:style-name="Tabela5.C3" office:value-type="string">
            <text:p text:style-name="P33">Garantir atendimento de demandas de suporte e garantia qualidade e funcionamento dos lementos de configuração de software</text:p>
          </table:table-cell>
        </table:table-row>
        <table:table-row table:style-name="Tabela5.1">
          <table:table-cell table:style-name="Tabela5.A3" office:value-type="string">
            <text:p text:style-name="P33">Equipe de marketing</text:p>
          </table:table-cell>
          <table:table-cell table:style-name="Tabela5.A3" office:value-type="string">
            <text:p text:style-name="P33">Inclui marketeiros e profissionais de comunicação para a divulgação da ferramenta</text:p>
          </table:table-cell>
          <table:table-cell table:style-name="Tabela5.C3" office:value-type="string">
            <text:p text:style-name="P33">Permitir que a ferramenta seja divulgada para clientes interessados.</text:p>
          </table:table-cell>
        </table:table-row>
        <table:table-row table:style-name="Tabela5.1">
          <table:table-cell table:style-name="Tabela5.A3" office:value-type="string">
            <text:p text:style-name="P32"><text:span text:style-name="T20">o</text:span>rganizadores d<text:span text:style-name="T20">e eventos</text:span></text:p>
          </table:table-cell>
          <table:table-cell table:style-name="Tabela5.A3" office:value-type="string">
            <text:p text:style-name="P32"><text:span text:style-name="T20">o</text:span>rganizadores d<text:span text:style-name="T20">e eventos</text:span></text:p>
          </table:table-cell>
          <table:table-cell table:style-name="Tabela5.C3" office:value-type="string">
            <text:p text:style-name="P33"><text:span text:style-name="T23">C</text:span>riar e gerenciar eventos; <text:span text:style-name="T23">alocar espaços, equipes e recursos; increver participantes; estabelecer cronogramas; vender ingressos; divulgar eventos; exercer o controle financeiro; analisar relatórios.</text:span></text:p>
          </table:table-cell>
        </table:table-row>
        <table:table-row table:style-name="Tabela5.1">
          <table:table-cell table:style-name="Tabela5.A3" office:value-type="string">
            <text:p text:style-name="P33">colaboradores</text:p>
          </table:table-cell>
          <table:table-cell table:style-name="Tabela5.A3" office:value-type="string">
            <text:p text:style-name="P32">funcionários, trabalhadores temporários e voluntários</text:p>
          </table:table-cell>
          <table:table-cell table:style-name="Tabela5.C3" office:value-type="string">
            <text:p text:style-name="P34">Comunicar-se com a equipe; gerenciar escalas; realizar tarefas; validar acessos e redenciais; auxiliar visitantes e expositores; prover informações</text:p>
          </table:table-cell>
        </table:table-row>
        <table:table-row table:style-name="Tabela5.1">
          <table:table-cell table:style-name="Tabela5.A3" office:value-type="string">
            <text:p text:style-name="P33">parceiros</text:p>
          </table:table-cell>
          <table:table-cell table:style-name="Tabela5.A3" office:value-type="string">
            <text:p text:style-name="P34">Patrocinadores e fornecedores</text:p>
          </table:table-cell>
          <table:table-cell table:style-name="Tabela5.C3" office:value-type="string">
            <text:p text:style-name="P34">Financiar e patrocinar ferias; prover apoio logístico; oferecer promoções e conteúdos associados às feiras.</text:p>
          </table:table-cell>
        </table:table-row>
        <table:table-row table:style-name="Tabela5.1">
          <table:table-cell table:style-name="Tabela5.A3" office:value-type="string">
            <text:p text:style-name="P33">expositores</text:p>
          </table:table-cell>
          <table:table-cell table:style-name="Tabela5.A3" office:value-type="string">
            <text:p text:style-name="P34">Restaurantes, chefs e cozinheiros independentes</text:p>
          </table:table-cell>
          <table:table-cell table:style-name="Tabela5.C3" office:value-type="string">
            <text:p text:style-name="P34">Se candidatar; enviar cardápios; fornecer documetnos; criar e gerenciar seu perfil no sistema; comunicar-se com organizadores e fornecedores; gerir cardápios e estandes.</text:p>
          </table:table-cell>
        </table:table-row>
        <table:table-row table:style-name="Tabela5.1">
          <table:table-cell table:style-name="Tabela5.A3" office:value-type="string">
            <text:p text:style-name="P33">fiscalizadores</text:p>
          </table:table-cell>
          <table:table-cell table:style-name="Tabela5.A3" office:value-type="string">
            <text:p text:style-name="P32"><text:span text:style-name="T23">ó</text:span>rgãos reguladores e fiscalizadores</text:p>
          </table:table-cell>
          <table:table-cell table:style-name="Tabela5.C3" office:value-type="string">
            <text:p text:style-name="P34">Garantir conformidade legal dos eventos com licenças e fiscalização.</text:p>
          </table:table-cell>
        </table:table-row>
        <table:table-row table:style-name="Tabela5.1">
          <table:table-cell table:style-name="Tabela5.A3" office:value-type="string">
            <text:p text:style-name="P33">visitantes</text:p>
          </table:table-cell>
          <table:table-cell table:style-name="Tabela5.A3" office:value-type="string">
            <text:p text:style-name="P34">o público em geral</text:p>
          </table:table-cell>
          <table:table-cell table:style-name="Tabela5.C3" office:value-type="string">
            <text:p text:style-name="P34">Comprar ingressos; participar de eventos; avaliar expositores e eventos.</text:p>
          </table:table-cell>
        </table:table-row>
      </table:table>
      <text:p text:style-name="P41"/>
      <text:h text:style-name="P30" text:outline-level="2"><text:soft-page-break/>Ambiente do usuário</text:h>
      <text:p text:style-name="Standard"/>
      <text:p text:style-name="P36">O sistema deverá permitir a gestão dos eventos de forma eficaz e intuitiva, <text:span text:style-name="T24">a princípio atendendo a necessidade de ambientes de escritório para usuários com</text:span> níve<text:span text:style-name="T24">is</text:span> básico<text:span text:style-name="T24">s</text:span> de uso de tecnologias. Deve-se considerar que a plataforma seja acessível através de desktops, <text:span text:style-name="T24">considerando, </text:span><text:span text:style-name="T25">como segundo plano,</text:span><text:span text:style-name="T24"> a possibilidade de permitir </text:span><text:span text:style-name="T25">o seu </text:span><text:span text:style-name="T24">uso através de </text:span>dispositivos móveis e pela web.</text:p>
      <text:p text:style-name="P14"><text:span text:style-name="Fonte_20_parág._20_padrão"><text:span text:style-name="T11">Considerando a realização dos eventos, n</text:span></text:span><text:span text:style-name="Fonte_20_parág._20_padrão"><text:span text:style-name="T10">a fase de planejamento e coordenação pode variar de 3 a 7 pessoas, entre coordenadores, assistentes e curadores. Durante o evento até </text:span></text:span><text:span text:style-name="Fonte_20_parág._20_padrão"><text:span text:style-name="T12">30</text:span></text:span><text:span text:style-name="Fonte_20_parág._20_padrão"><text:span text:style-name="T10"> pessoas, </text:span></text:span><text:span text:style-name="Fonte_20_parág._20_padrão"><text:span text:style-name="T12">i</text:span></text:span><text:span text:style-name="Fonte_20_parág._20_padrão"><text:span text:style-name="T10">ncluindo recepção, credenciamento, logística, apoio técnico </text:span></text:span><text:span text:style-name="Fonte_20_parág._20_padrão"><text:span text:style-name="T12">e segurança</text:span></text:span><text:span text:style-name="Fonte_20_parág._20_padrão"><text:span text:style-name="T10">. Entretanto, e</text:span></text:span><text:span text:style-name="Fonte_20_parág._20_padrão"><text:span text:style-name="T6">sse número pode variar conforme o porte do evento, onde em eventos menores a equipe pode ser reduzida, enquanto grandes feiras exigem mais pessoal.</text:span></text:span></text:p>
      <text:p text:style-name="P13"><text:span text:style-name="T25">Na possibilidade de integração com mais dispositivos e por meio de redes, deve se s</text:span>uportar <text:span text:style-name="T25">seu </text:span>uso offline ou com conectividade limitada, já que eventos ao ar livre ou em áreas com sinal fraco são comuns.</text:p>
      <text:p text:style-name="P14"><text:span text:style-name="T13">O</text:span><text:span text:style-name="T10"> sistema </text:span><text:span text:style-name="T13">deverá permitir </text:span><text:span text:style-name="T10">a integração com outros aplicativos como sistemas de pagamento online (ex: PagSeguro, MercadoPago, Stripe), </text:span><text:span text:style-name="T13">r</text:span><text:span text:style-name="T10">edes sociais para divulgação e captação de público </text:span><text:span text:style-name="T13">e p</text:span><text:span text:style-name="T10">lataformas de emissão de ingressos (ex: Sympla, Eventbrite).</text:span></text:p>
      <text:p text:style-name="Standard"/>
      <text:h text:style-name="P26" text:outline-level="1">Resumo do Produto</text:h>
      <text:h text:style-name="P29" text:outline-level="2">Necessidades e recursos</text:h>
      <text:p text:style-name="InfoBlue"><text:span text:style-name="Fonte_20_parág._20_padrão"><text:span text:style-name="T14"/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0">Precisa <text:span text:style-name="T22">de</text:span></text:p>
          </table:table-cell>
          <table:table-cell table:style-name="Tabela6.A1" office:value-type="string">
            <text:p text:style-name="P20">Prioridade</text:p>
          </table:table-cell>
          <table:table-cell table:style-name="Tabela6.A1" office:value-type="string">
            <text:p text:style-name="P20">Características</text:p>
          </table:table-cell>
          <table:table-cell table:style-name="Tabela6.D1" office:value-type="string">
            <text:p text:style-name="P20">Lançamento planejado</text:p>
          </table:table-cell>
        </table:table-row>
        <table:table-row table:style-name="Tabela6.1">
          <table:table-cell table:style-name="Tabela6.A1" office:value-type="string">
            <text:p text:style-name="P25">Cadastrar expositores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2"/>
          </table:table-cell>
          <table:table-cell table:style-name="Tabela6.D1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Inserir produtos de expositore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Associar produtos em listas e cardápio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Gerenciar estande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Registrar visitante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Vender ingresso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5">Registrar parceiros</text:p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ext:soft-page-break/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A3" office:value-type="string">
            <text:p text:style-name="P22"/>
          </table:table-cell>
          <table:table-cell table:style-name="Tabela6.D3" office:value-type="string">
            <text:p text:style-name="P22"/>
          </table:table-cell>
        </table:table-row>
      </table:table>
      <text:p text:style-name="P18"/>
      <text:h text:style-name="P26" text:outline-level="1">Outros requisitos do produto</text:h>
      <text:p text:style-name="P19">[Em um alto nível, liste os padrões aplicáveis, requisitos de hardware ou plataforma; requisitos de desempenho; e requisitos ambientais.</text:p>
      <text:p text:style-name="P19">Defina os intervalos de qualidade para desempenho, robustez, tolerância a falhas, usabilidade e características semelhantes que não são capturadas no Conjunto de Recursos.</text:p>
      <text:p text:style-name="InfoBlue"><text:span text:style-name="Fonte_20_parág._20_padrão"><text:span text:style-name="T14">Observe quaisquer restrições de projeto, restrições externas, suposições ou outras dependências que, se alteradas, alterarão o </text:span></text:span><text:span text:style-name="Fonte_20_parág._20_padrão"><text:span text:style-name="T15"><text:s/>documento Vision</text:span></text:span><text:span text:style-name="Fonte_20_parág._20_padrão"><text:span text:style-name="T14">. Por exemplo, uma suposição pode afirmar que um sistema operacional específico estará disponível para o hardware designado para o produto de software. Se o sistema operacional não estiver disponível, o </text:span></text:span><text:span text:style-name="Fonte_20_parág._20_padrão"><text:span text:style-name="T15"><text:s/>documento Visão</text:span></text:span><text:span text:style-name="Fonte_20_parág._20_padrão"><text:span text:style-name="T14"> precisará ser alterado.</text:span></text:span></text:p>
      <text:p text:style-name="P19">Defina quaisquer requisitos específicos de documentação, incluindo manuais do usuário, ajuda on-line, instalação, rotulagem e requisitos de embalagem.</text:p>
      <text:p text:style-name="P19">Defina a prioridade desses outros requisitos do produto. Incluir, se útil, atributos como estabilidade, benefício, esforço e risco.]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0">Requisito</text:p>
          </table:table-cell>
          <table:table-cell table:style-name="Tabela7.A1" office:value-type="string">
            <text:p text:style-name="P20">Prioridade</text:p>
          </table:table-cell>
          <table:table-cell table:style-name="Tabela7.C1" office:value-type="string">
            <text:p text:style-name="P20">Lançamento planejado</text:p>
          </table:table-cell>
        </table:table-row>
        <table:table-row table:style-name="Tabela7.1">
          <table:table-cell table:style-name="Tabela7.A1" office:value-type="string">
            <text:p text:style-name="P22"/>
          </table:table-cell>
          <table:table-cell table:style-name="Tabela7.A1" office:value-type="string">
            <text:p text:style-name="P22"/>
          </table:table-cell>
          <table:table-cell table:style-name="Tabela7.C1" office:value-type="string">
            <text:p text:style-name="P22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loext:hyphenation-no-caps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loext:hyphenation-no-caps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loext:opacity="100%" fo:language="en" fo:country="AU" fo:hyphenate="false" loext:hyphenation-no-caps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fo:hyphenate="false" loext:hyphenation-no-caps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loext:opacity="100%" fo:hyphenate="false" loext:hyphenation-no-caps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loext:hyphenation-no-caps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loext:hyphenation-no-caps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 fo:hyphenate="false" loext:hyphenation-no-caps="false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loext:hyphenation-no-caps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loext:opacity="100%" fo:font-style="italic" style:font-style-asian="italic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fo:hyphenate="false" loext:hyphenation-no-caps="fals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 fo:hyphenation-ladder-count="no-limit"/>
      <style:text-properties fo:font-size="12pt" style:font-size-asian="12pt" style:font-size-complex="12pt" fo:hyphenate="false" loext:hyphenation-no-caps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loext:opacity="100%" fo:font-size="9pt" fo:font-style="italic" style:font-size-asian="9pt" style:font-style-asian="italic" style:font-style-complex="italic" fo:hyphenate="false" loext:hyphenation-no-caps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calendar="gregorian" number:style="long"/>
    </number:date-style>
    <number:date-style style:name="N10122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Normal">
      <style:text-properties fo:font-weight="bold" officeooo:paragraph-rsid="000a8044" style:font-name-asian="Times New Roman" style:font-weight-asian="bold" style:font-name-complex="Times New Roman" style:font-weight-complex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0pt" fo:language="en" fo:country="US" officeooo:rsid="000cab10" style:font-name-asian="Times New Roman" style:font-size-asian="10pt" style:font-name-complex="Times New Roman" style:font-size-complex="10pt"/>
    </style:style>
    <style:style style:name="MT3" style:family="text">
      <style:text-properties style:font-name="Symbol"/>
    </style:style>
    <style:style style:name="MT4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 table:style-name="TableLine2535816059648">
            <table:table-cell table:style-name="Tabela1.A1" office:value-type="string">
              <text:p text:style-name="MP1"><text:span text:style-name="Fonte_20_parág._20_padrão"><text:span text:style-name="MT1">HubGourmet</text:span></text:span></text:p>
            </table:table-cell>
            <table:table-cell table:style-name="Tabela1.B1" office:value-type="string">
              <text:p text:style-name="MP2"><text:s/></text:p>
            </table:table-cell>
          </table:table-row>
          <table:table-row table:style-name="TableLine2535816073520">
            <table:table-cell table:style-name="Tabela1.A1" office:value-type="string">
              <text:p text:style-name="Standard"><text:title>Visão</text:title></text:p>
            </table:table-cell>
            <table:table-cell table:style-name="Tabela1.B1" office:value-type="string">
              <text:p text:style-name="Standard"><text:s text:c="2"/>Data: <text:span text:style-name="MT2">07/06/25</text:span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leLine2535816066448"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3"></text:span></text:span><text:span text:style-name="MT4">Micheron Systems</text:span>, <text:date style:data-style-name="N10121" text:date-value="2025-06-18T17:22:28.261000262">2025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>Visão</dc:title>
    <dc:subject>&lt;Nome do Projeto&gt;</dc:subject>
    <meta:creation-date>2025-06-17T19:40:00Z</meta:creation-date>
    <dc:date>2025-06-18T17:22:28.147000000</dc:date>
    <meta:print-date>2001-03-15T14:26:00Z</meta:print-date>
    <meta:editing-cycles>20</meta:editing-cycles>
    <meta:editing-duration>PT1H11M23S</meta:editing-duration>
    <meta:document-statistic meta:table-count="7" meta:image-count="0" meta:object-count="0" meta:page-count="4" meta:paragraph-count="93" meta:word-count="820" meta:character-count="6072" meta:non-whitespace-character-count="5340"/>
    <meta:template xlink:type="simple" xlink:actuate="onRequest" xlink:title="" xlink:href="Normal.dotm"/>
  </office:meta>
</office:document-meta>
</file>